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bf004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bf004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Collabora_OfficeDev/6.2.10.13$Linux_X86_64 LibreOffice_project/7b3959b848e8bfc592903c5f69d16afee762cd44</meta:generator>
    <dc:date>2020-05-26T10:48:39.702204008</dc:date>
    <meta:editing-duration>PT36S</meta:editing-duration>
    <meta:editing-cycles>2</meta:editing-cycles>
    <meta:document-statistic meta:object-count="23"/>
  </office:meta>
</office:document-meta>
</file>